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C000001BA8E6A3DAEA3B01BEA.png" manifest:media-type="image/png"/>
  <manifest:file-entry manifest:full-path="Pictures/100000000000039E000002D80701FDCC7A6C5837.bmp" manifest:media-type="image/bmp"/>
  <manifest:file-entry manifest:full-path="Pictures/1000020100000690000004B08C05370EF1E4390E.png" manifest:media-type="image/png"/>
  <manifest:file-entry manifest:full-path="Pictures/10000000000003CA000001680F260D6F41312642.png" manifest:media-type="image/png"/>
  <manifest:file-entry manifest:full-path="Pictures/10000201000002800000017C1E73B6D5F649F869.png" manifest:media-type="image/png"/>
  <manifest:file-entry manifest:full-path="Pictures/100000000000028E000001A5CBA611D082C25E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11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14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title">
      <style:graphic-properties fo:min-height="2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1.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opacity="10%"/>
      <style:paragraph-properties fo:text-align="center"/>
    </style:style>
    <style:style style:name="P12" style:family="paragraph">
      <loext:graphic-properties draw:fill-color="#33ff99" draw:opacity="10%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color="#eeeeee" fo:font-size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8C05370EF1E4390E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8C05370EF1E4390E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7" draw:layer="layout" svg:width="25.199cm" svg:height="13.2cm" svg:x="1.401cm" svg:y="5.4cm" presentation:class="subtitle" presentation:user-transformed="true">
          <draw:text-box>
            <text:p text:style-name="P6"><text:span text:style-name="T2">Test Text Test Text Test Text Test Text Test Text Test Text Test Text Test Text Test Text Test Text</text:span></text:p>
            <text:p text:style-name="P6"><text:span text:style-name="T2"/></text:p>
            <text:list text:style-name="L3">
              <text:list-item>
                <text:p text:style-name="P6"><text:span text:style-name="T2">Eins</text:span></text:p>
                <text:list>
                  <text:list-item>
                    <text:p text:style-name="P6"><text:span text:style-name="T2">Eins Eins</text:span></text:p>
                  </text:list-item>
                </text:list>
              </text:list-item>
              <text:list-item>
                <text:p text:style-name="P6"><text:span text:style-name="T2">Zwei</text:span></text:p>
              </text:list-item>
              <text:list-item>
                <text:p text:style-name="P6"><text:span text:style-name="T2">Drei</text:span></text:p>
              </text:list-item>
            </text:list>
          </draw:text-box>
        </draw:frame>
        <draw:custom-shape draw:style-name="gr6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7" draw:text-style-name="P8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7" draw:text-style-name="P8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1E73B6D5F649F869.png" xlink:type="simple" xlink:show="embed" xlink:actuate="onLoad">
            <text:p/>
          </draw:image>
        </draw:frame>
        <draw:frame draw:style-name="gr8" draw:text-style-name="P9" draw:layer="layout" svg:width="5.861cm" svg:height="0.645cm" svg:x="9.145cm" svg:y="16.6cm">
          <draw:text-box>
            <text:p><text:span text:style-name="T4">Quelle: www.englische-flagge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2cm" svg:x="1.4cm" svg:y="2.2cm" presentation:class="title" presentation:user-transformed="true">
          <draw:text-box>
            <text:p>DataManager Structure</text:p>
          </draw:text-box>
        </draw:frame>
        <draw:frame draw:style-name="gr9" draw:text-style-name="P10" draw:layer="layout" svg:width="26.746cm" svg:height="9.925cm" svg:x="0.6cm" svg:y="6.075cm">
          <draw:image xlink:href="Pictures/10000000000003CA000001680F260D6F41312642.png" xlink:type="simple" xlink:show="embed" xlink:actuate="onLoad">
            <text:p/>
          </draw:image>
        </draw:frame>
        <draw:custom-shape draw:style-name="gr10" draw:text-style-name="P11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7.6cm" svg:height="6.8cm" svg:x="0.2cm" svg:y="10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6.6cm" svg:height="0.962cm" svg:x="12.5cm" svg:y="5cm">
          <draw:text-box>
            <text:p text:style-name="P13"><text:span text:style-name="T5">WebAPI</text:span></text:p>
          </draw:text-box>
        </draw:frame>
        <draw:frame draw:style-name="gr12" draw:text-style-name="P14" draw:layer="layout" svg:width="6.6cm" svg:height="0.962cm" svg:x="11.6cm" svg:y="12.8cm">
          <draw:text-box>
            <text:p text:style-name="P13"><text:span text:style-name="T5">DataManag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1.8cm" svg:x="1.401cm" svg:y="2.2cm" presentation:class="title" presentation:user-transformed="true">
          <draw:text-box>
            <text:p>POJO (Plain Old Java Object)</text:p>
          </draw:text-box>
        </draw:frame>
        <draw:frame draw:style-name="gr9" draw:text-style-name="P10" draw:layer="layout" svg:width="21.342cm" svg:height="13.738cm" svg:x="3.2cm" svg:y="5cm">
          <draw:image xlink:href="Pictures/100000000000028E000001A5CBA611D082C25EFE.png" xlink:type="simple" xlink:show="embed" xlink:actuate="onLoad">
            <text:p/>
          </draw:image>
        </draw:frame>
        <draw:custom-shape draw:style-name="gr13" draw:text-style-name="P11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6.6cm" svg:height="0.962cm" svg:x="12.8cm" svg:y="4.2cm">
          <draw:text-box>
            <text:p text:style-name="P13"><text:span text:style-name="T5">WebAPI</text:span></text:p>
          </draw:text-box>
        </draw:frame>
        <draw:frame draw:style-name="gr12" draw:text-style-name="P14" draw:layer="layout" svg:width="6.6cm" svg:height="0.962cm" svg:x="2.2cm" svg:y="15.4cm">
          <draw:text-box>
            <text:p text:style-name="P13"><text:span text:style-name="T5">DataManag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9" draw:text-style-name="P10" draw:layer="layout" svg:width="20.782cm" svg:height="15.207cm" svg:x="3.818cm" svg:y="3.2cm">
          <draw:image xlink:href="Pictures/100002010000025C000001BA8E6A3DAEA3B01B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2T14:36:22.888000000</dc:date>
    <meta:editing-duration>PT54M57S</meta:editing-duration>
    <meta:editing-cycles>11</meta:editing-cycles>
    <meta:generator>LibreOffice/5.2.2.2$Windows_x86 LibreOffice_project/8f96e87c890bf8fa77463cd4b640a2312823f3ad</meta:generator>
    <meta:document-statistic meta:object-count="69"/>
  </office:meta>
</office:document-meta>
</file>